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83572" officeooo:paragraph-rsid="00083572"/>
    </style:style>
    <style:style style:name="P2" style:family="paragraph" style:parent-style-name="Standard">
      <style:text-properties style:font-name="Arial" officeooo:rsid="00093d10" officeooo:paragraph-rsid="00093d10"/>
    </style:style>
    <style:style style:name="P3" style:family="paragraph" style:parent-style-name="Standard">
      <style:paragraph-properties fo:text-align="center" style:justify-single-word="false"/>
      <style:text-properties style:font-name="Arial" fo:font-size="22pt" fo:font-weight="bold" officeooo:rsid="00083572" officeooo:paragraph-rsid="00083572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22pt" fo:font-weight="bold" officeooo:rsid="000ae931" officeooo:paragraph-rsid="000ae931" style:font-size-asian="22pt" style:font-weight-asian="bold" style:font-size-complex="22pt" style:font-weight-complex="bold"/>
    </style:style>
    <style:style style:name="P5" style:family="paragraph" style:parent-style-name="Standard">
      <style:text-properties style:font-name="Arial" fo:font-size="22pt" fo:font-weight="bold" officeooo:rsid="000d0244" officeooo:paragraph-rsid="000d0244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083572" officeooo:paragraph-rsid="00083572" style:font-weight-asian="bold" style:font-weight-complex="bold"/>
    </style:style>
    <style:style style:name="P7" style:family="paragraph" style:parent-style-name="Standard">
      <style:text-properties style:font-name="Arial" fo:font-weight="bold" officeooo:rsid="00093d10" officeooo:paragraph-rsid="00093d10" style:font-weight-asian="bold" style:font-weight-complex="bold"/>
    </style:style>
    <style:style style:name="P8" style:family="paragraph" style:parent-style-name="Standard">
      <style:text-properties style:font-name="Arial" fo:font-weight="bold" officeooo:rsid="0009cf1c" officeooo:paragraph-rsid="0009cf1c" style:font-weight-asian="bold" style:font-weight-complex="bold"/>
    </style:style>
    <style:style style:name="P9" style:family="paragraph" style:parent-style-name="Standard">
      <style:text-properties style:font-name="Arial" officeooo:rsid="0009430c" officeooo:paragraph-rsid="0009430c"/>
    </style:style>
    <style:style style:name="P10" style:family="paragraph" style:parent-style-name="Standard">
      <style:text-properties style:font-name="Arial" officeooo:rsid="0009cf1c" officeooo:paragraph-rsid="0009cf1c"/>
    </style:style>
    <style:style style:name="P11" style:family="paragraph" style:parent-style-name="Standard">
      <style:text-properties style:font-name="Arial" fo:font-size="12pt" officeooo:rsid="0009cf1c" officeooo:paragraph-rsid="0009cf1c" style:font-size-asian="12pt" style:font-size-complex="12pt"/>
    </style:style>
    <style:style style:name="P12" style:family="paragraph" style:parent-style-name="Standard">
      <style:text-properties style:font-name="Arial" fo:font-size="12pt" officeooo:rsid="000ade17" officeooo:paragraph-rsid="000ade17" style:font-size-asian="12pt" style:font-size-complex="12pt"/>
    </style:style>
    <style:style style:name="P13" style:family="paragraph" style:parent-style-name="Standard">
      <style:text-properties style:font-name="Arial" fo:font-size="12pt" officeooo:rsid="000d0244" officeooo:paragraph-rsid="000d0244" style:font-size-asian="12pt" style:font-size-complex="12pt"/>
    </style:style>
    <style:style style:name="P14" style:family="paragraph" style:parent-style-name="Standard">
      <style:text-properties style:font-name="Arial" fo:font-size="12pt" officeooo:rsid="000d6d3f" officeooo:paragraph-rsid="000d6d3f" style:font-size-asian="12pt" style:font-size-complex="12pt"/>
    </style:style>
    <style:style style:name="P15" style:family="paragraph" style:parent-style-name="Standard">
      <style:text-properties style:font-name="Arial" fo:font-size="12pt" officeooo:rsid="000d94f7" officeooo:paragraph-rsid="000d94f7" style:font-size-asian="12pt" style:font-size-complex="12pt"/>
    </style:style>
    <style:style style:name="P16" style:family="paragraph" style:parent-style-name="Standard">
      <style:text-properties style:font-name="Arial" fo:font-size="12pt" officeooo:rsid="000f52ec" officeooo:paragraph-rsid="000f52ec" style:font-size-asian="12pt" style:font-size-complex="12pt"/>
    </style:style>
    <style:style style:name="P17" style:family="paragraph" style:parent-style-name="Standard">
      <style:text-properties style:font-name="Arial" fo:font-size="12pt" style:text-underline-style="solid" style:text-underline-type="double" style:text-underline-width="auto" style:text-underline-color="font-color" officeooo:rsid="000ade17" officeooo:paragraph-rsid="000ade17" style:font-size-asian="12pt" style:font-size-complex="12pt"/>
    </style:style>
    <style:style style:name="P18" style:family="paragraph" style:parent-style-name="Standard">
      <style:text-properties style:font-name="Arial" fo:font-size="20pt" fo:font-weight="bold" officeooo:rsid="000d94f7" officeooo:paragraph-rsid="000d94f7" style:font-size-asian="20pt" style:font-weight-asian="bold" style:font-size-complex="20pt" style:font-weight-complex="bold"/>
    </style:style>
    <style:style style:name="P19" style:family="paragraph" style:parent-style-name="Standard">
      <style:text-properties style:font-name="Arial" fo:font-size="20pt" fo:font-weight="bold" officeooo:rsid="000f52ec" officeooo:paragraph-rsid="000f52ec" style:font-size-asian="20pt" style:font-weight-asian="bold" style:font-size-complex="20pt" style:font-weight-complex="bold"/>
    </style:style>
    <style:style style:name="P20" style:family="paragraph" style:parent-style-name="Standard">
      <style:text-properties style:font-name="DejaVu Sans Mono" fo:font-size="10.5pt" officeooo:rsid="0009cf1c" officeooo:paragraph-rsid="0009cf1c" style:font-size-asian="10.5pt" style:font-size-complex="10.5pt"/>
    </style:style>
    <style:style style:name="P21" style:family="paragraph" style:parent-style-name="Standard">
      <style:text-properties style:font-name="DejaVu Sans Mono" fo:font-size="10.5pt" officeooo:rsid="0009cf1c" officeooo:paragraph-rsid="0009cf1c" fo:background-color="#ffff00" style:font-size-asian="10.5pt" style:font-size-complex="10.5pt"/>
    </style:style>
    <style:style style:name="P22" style:family="paragraph" style:parent-style-name="Standard">
      <style:text-properties style:font-name="DejaVu Sans Mono" fo:font-size="10pt" officeooo:rsid="000ade17" officeooo:paragraph-rsid="000ade17" style:font-size-asian="10pt" style:font-size-complex="10pt"/>
    </style:style>
    <style:style style:name="P23" style:family="paragraph" style:parent-style-name="Standard">
      <style:text-properties style:font-name="DejaVu Sans Mono" fo:font-size="10pt" officeooo:rsid="000ade17" officeooo:paragraph-rsid="000ade17" fo:background-color="#ffff00" style:font-size-asian="10pt" style:font-size-complex="10pt"/>
    </style:style>
    <style:style style:name="P24" style:family="paragraph" style:parent-style-name="Standard">
      <style:paragraph-properties fo:break-before="page"/>
      <style:text-properties style:font-name="Arial" officeooo:rsid="0009cf1c" officeooo:paragraph-rsid="0009cf1c"/>
    </style:style>
    <style:style style:name="P25" style:family="paragraph" style:parent-style-name="Standard">
      <style:paragraph-properties fo:break-before="page"/>
      <style:text-properties style:font-name="Arial" fo:font-size="12pt" officeooo:rsid="000ade17" officeooo:paragraph-rsid="000ae931" style:font-size-asian="12pt" style:font-size-complex="12pt"/>
    </style:style>
    <style:style style:name="P26" style:family="paragraph" style:parent-style-name="Standard">
      <style:paragraph-properties fo:margin-left="1cm" fo:margin-right="0cm" fo:text-indent="-0.499cm" style:auto-text-indent="false">
        <style:tab-stops/>
      </style:paragraph-properties>
      <style:text-properties style:font-name="Arial" fo:font-size="12pt" officeooo:rsid="000d0244" officeooo:paragraph-rsid="000d0244" style:font-size-asian="12pt" style:font-size-complex="12pt"/>
    </style:style>
    <style:style style:name="P27" style:family="paragraph" style:parent-style-name="Standard">
      <style:paragraph-properties fo:margin-left="1cm" fo:margin-right="0cm" fo:text-indent="-0.499cm" style:auto-text-indent="false">
        <style:tab-stops/>
      </style:paragraph-properties>
      <style:text-properties style:font-name="Arial" fo:font-size="12pt" officeooo:rsid="000d6d3f" officeooo:paragraph-rsid="000d6d3f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weight="normal" officeooo:rsid="000ae931" officeooo:paragraph-rsid="000ae931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weight="normal" officeooo:rsid="000c2941" officeooo:paragraph-rsid="000c2941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DejaVu Sans Mono" fo:font-size="10.5pt" officeooo:rsid="0009cf1c" officeooo:paragraph-rsid="0009cf1c" fo:background-color="#ffff00" style:font-size-asian="10.5pt" style:font-size-complex="10.5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fo:text-align="end" style:writing-mode="lr-tb"/>
    </style:style>
    <style:style style:name="P33" style:family="paragraph">
      <loext:graphic-properties draw:fill="solid" draw:fill-color="#ffffff"/>
      <style:paragraph-properties fo:text-align="center" style:writing-mode="lr-tb"/>
    </style:style>
    <style:style style:name="P34" style:family="paragraph">
      <style:paragraph-properties fo:text-align="center"/>
    </style:style>
    <style:style style:name="T1" style:family="text">
      <style:text-properties officeooo:rsid="0009c521"/>
    </style:style>
    <style:style style:name="T2" style:family="text">
      <style:text-properties officeooo:rsid="000ade17"/>
    </style:style>
    <style:style style:name="T3" style:family="text">
      <style:text-properties officeooo:rsid="000ae931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officeooo:rsid="0012576b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6pt" style:font-size-asian="6pt" style:font-size-complex="6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1.984cm" fo:min-width="3.704cm" style:run-through="foreground"/>
      <style:paragraph-properties style:writing-mode="lr-tb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2.011cm" fo:min-width="3.81cm" style:run-through="foreground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1.508cm" fo:min-width="3.043cm" style:run-through="foreground"/>
      <style:paragraph-properties style:writing-mode="lr-tb"/>
    </style:style>
    <style:style style:name="gr5" style:family="graphic">
      <style:graphic-properties svg:stroke-color="#000000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021 Spring <text:s/>CPSC 240</text:p>
      <text:p text:style-name="P6">Assignment 4 <text:s/>King of Assembly</text:p>
      <text:p text:style-name="P1"/>
      <text:p text:style-name="P2"/>
      <text:p text:style-name="P2"/>
      <text:p text:style-name="P7">New technology found in this program.</text:p>
      <text:p text:style-name="P2"/>
      <text:p text:style-name="P2"><text:tab/>How to input a string with embedded white space</text:p>
      <text:p text:style-name="P2"><text:tab/>Practice in use of gdb commands</text:p>
      <text:p text:style-name="P2"><text:tab/>How to input a char</text:p>
      <text:p text:style-name="P2"><text:tab/>How to use an input data file.</text:p>
      <text:p text:style-name="P2"/>
      <text:p text:style-name="P2"/>
      <text:p text:style-name="P7">Structural design</text:p>
      <text:p text:style-name="P2"/>
      <text:p text:style-name="P9">This is going to be easy. <text:s text:c="2"/>You only <text:span text:style-name="T1">need two modules.</text:span></text:p>
      <text:p text:style-name="P9"/>
      <text:p text:style-name="P9"><draw:g text:anchor-type="paragraph" draw:z-index="0" draw:style-name="gr1"><draw:custom-shape draw:name="Shape1" draw:style-name="gr2" draw:text-style-name="P33" svg:width="3.705cm" svg:height="1.985cm" svg:x="4.865cm" svg:y="0.168cm"><text:p text:style-name="P31"><text:span text:style-name="T6"/></text:p><text:p text:style-name="P31"><text:span text:style-name="T6"/></text:p><text:p text:style-name="P31">Main</text:p><text:p text:style-name="P31"><text:span text:style-name="T6"/></text:p><text:p text:style-name="P32"><text:span text:style-name="T6">C++ or C</text:span></text:p><draw:enhanced-geometry svg:viewBox="0 0 21600 21600" draw:type="rectangle" draw:enhanced-path="M 0 0 L 21600 0 21600 21600 0 21600 0 0 Z N"/></draw:custom-shape><draw:custom-shape draw:name="Shape2" draw:style-name="gr3" draw:text-style-name="P33" svg:width="3.811cm" svg:height="2.012cm" svg:x="4.918cm" svg:y="3.158cm"><text:p text:style-name="P31">interview.asm</text:p><draw:enhanced-geometry svg:viewBox="0 0 21600 21600" draw:type="rectangle" draw:enhanced-path="M 0 0 L 21600 0 21600 21600 0 21600 0 0 Z N"/></draw:custom-shape><draw:custom-shape draw:name="Shape3" draw:style-name="gr4" draw:text-style-name="P33" svg:width="3.043cm" svg:height="1.509cm" svg:x="13.543cm" svg:y="0.512cm"><text:p text:style-name="P31"><text:span text:style-name="T6"/></text:p><text:p text:style-name="P31">r.sh</text:p><text:p text:style-name="P31"><text:span text:style-name="T7"/></text:p><text:p text:style-name="P32"><text:span text:style-name="T6">Bash </text:span></text:p><draw:enhanced-geometry svg:viewBox="0 0 21600 21600" draw:type="rectangle" draw:enhanced-path="M 0 0 L 21600 0 21600 21600 0 21600 0 0 Z N"/></draw:custom-shape><draw:line draw:name="Shape4" draw:style-name="gr5" draw:text-style-name="P34" svg:x1="6.849cm" svg:y1="2.152cm" svg:x2="6.875cm" svg:y2="3.157cm"><text:p/></draw:line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10">However, this is a rare case. <text:s/>This is the only time the driver (main) gets involved with the solution. <text:s/><text:span text:style-name="T3">You may need two bash files, one named r.sh and the other named rg.sh.</text:span></text:p>
      <text:p text:style-name="P10"/>
      <text:p text:style-name="P10"/>
      <text:p text:style-name="P8">Three kinds of programmers</text:p>
      <text:p text:style-name="P10"/>
      <text:p text:style-name="P10">Your software has to accommodate all three kinds: <text:s/>social science majors, CS majors, and Chris Sawyer types.</text:p>
      <text:p text:style-name="P10"/>
      <text:p text:style-name="P10"/>
      <text:p text:style-name="P10"/>
      <text:p text:style-name="P10"/>
      <text:p text:style-name="P4">Part 1</text:p>
      <text:p text:style-name="P28"/>
      <text:p text:style-name="P29">Build a program that handles all three kinds of programmers shown in the following dialogs.</text:p>
      <text:p text:style-name="P24">If the person applying for a job at your company is a CS major type then the dialog goes like this:</text:p>
      <text:p text:style-name="P10"/>
      <text:p text:style-name="P20">Welcome to Software Analysis by Paramount Programmers, Inc.</text:p>
      <text:p text:style-name="P20">Please enter your first and last names and press enter: Joey Brown</text:p>
      <text:p text:style-name="P20">Thank you Joey Brown. <text:s/>Our records show that you applied for employment her with our agency a week ago.</text:p>
      <text:p text:style-name="P20">Please enter your expected annual salary when employed at Paramount: 500500.50</text:p>
      <text:p text:style-name="P20">Your interview with Ms Linda Fenster, Personnel Manager, will begin shortly.</text:p>
      <text:p text:style-name="P21">Hello Joey Brown. <text:s/>I am Ms Fenster. <text:s/>The interview will begin now.</text:p>
      <text:p text:style-name="P21">Wow! <text:s/>$500500.50 <text:s/>That's a lot of cash. <text:s/>Who do you think you are, Chris Sawyer (y or n)?n</text:p>
      <text:p text:style-name="P21">Alright. <text:s/>Now we will work on your electricity.</text:p>
      <text:p text:style-name="P21">Please enter the resistance of circuit #1 in ohms: <text:span text:style-name="T2">2.0</text:span></text:p>
      <text:p text:style-name="P21">What is the resistance of circuit #2 in ohms: <text:span text:style-name="T2">3.0</text:span></text:p>
      <text:p text:style-name="P21">The total resistance is <text:span text:style-name="T2">1.2000000000000000</text:span> Ohms.</text:p>
      <text:p text:style-name="P21">Were you a computer science major (y or n)?y</text:p>
      <text:p text:style-name="P21">Thank you. <text:s/>Please follow the exit signs to the front desk.</text:p>
      <text:p text:style-name="P20">Hello Joey Brown I am the receptionist. <text:s/></text:p>
      <text:p text:style-name="P20">This envelope contains your job offer with starting salary 50000.00. <text:s/>Please check back on Monday morning at 8am.</text:p>
      <text:p text:style-name="P20">Bye</text:p>
      <text:p text:style-name="P11"/>
      <text:p text:style-name="P11"/>
      <text:p text:style-name="P12">Color code: <text:s/>The part in yellow is produced by the interview module. <text:s/>The remainder comes from the driver.</text:p>
      <text:p text:style-name="P12"/>
      <text:p text:style-name="P12"/>
      <text:p text:style-name="P12">If the person applying for a job at your company is Chris Sawyer then the dialog goes like this.</text:p>
      <text:p text:style-name="P12"/>
      <text:p text:style-name="P22">Welcome to Software Analysis by Paramount Programmers, Inc.</text:p>
      <text:p text:style-name="P22">Please enter your first and last names and press enter: <text:span text:style-name="T5">Chris Sawyer</text:span></text:p>
      <text:p text:style-name="P22">Thank you <text:span text:style-name="T5">Chris Sawyer</text:span>. <text:s/>Our records show that you applied for employment her with our agency a week ago.</text:p>
      <text:p text:style-name="P22">Please enter your expected annual salary when employed at Paramount: 500500.50</text:p>
      <text:p text:style-name="P22">Your interview with Ms Linda Fenster, Personnel Manager, will begin shortly.</text:p>
      <text:p text:style-name="P22"/>
      <text:p text:style-name="P23">Hello <text:span text:style-name="T5">Chris Sawyer</text:span>. <text:s/>I am Ms Fenster. <text:s/>The interview will begin now.</text:p>
      <text:p text:style-name="P23">Wow! <text:s/>$500500.50 <text:s/>That's a lot of cash. <text:s/>Who do you think you are, Chris Sawyer (y or n)?y</text:p>
      <text:p text:style-name="P23">Thank you. <text:s/>Please follow the exit signs to the front desk.</text:p>
      <text:p text:style-name="P22"/>
      <text:p text:style-name="P22">Hello Mr Sawyer. <text:s/>I am the receptionist. <text:s/></text:p>
      <text:p text:style-name="P22">This envelope has your job offer starting at 1 million annual. <text:s/>Please start any time you like.</text:p>
      <text:p text:style-name="P22">Bye</text:p>
      <text:p text:style-name="P12"/>
      <text:p text:style-name="P12"/>
      <text:p text:style-name="P12"/>
      <text:p text:style-name="P12"/>
      <text:p text:style-name="P25">If the person applying for a job at your company is <text:span text:style-name="T3">a social major</text:span> then the dialog goes like this.</text:p>
      <text:p text:style-name="P12"/>
      <text:p text:style-name="P22">Welcome to Software Analysis by Paramount Programmers, Inc.</text:p>
      <text:p text:style-name="P22">Please enter your first and last names and press enter: Joey Brown</text:p>
      <text:p text:style-name="P22">Thank you Joey Brown. <text:s/>Our records show that you applied for employment her with our agency a week ago.</text:p>
      <text:p text:style-name="P22">Please enter your expected annual salary when employed at Paramount: 500500.50</text:p>
      <text:p text:style-name="P22">Your interview with Ms Linda Fenster, Personnel Manager, will begin shortly.</text:p>
      <text:p text:style-name="P23">Hello Joey Brown. <text:s/>I am Ms Fenster. <text:s/>The interview will begin now.</text:p>
      <text:p text:style-name="P23">Wow! <text:s/>$500500.50 <text:s/>That's a lot of cash. <text:s/>Who do you think you are, Chris Sawyer (y or n)?n</text:p>
      <text:p text:style-name="P23">Alright. <text:s/>Now we will work on your electricity. <text:s/></text:p>
      <text:p text:style-name="P23">Please enter the resistance of circuit #1 in ohms: 5.3</text:p>
      <text:p text:style-name="P23">What is the resistance of circuit #2 in ohms: 7.5</text:p>
      <text:p text:style-name="P23">The total resistance is 4.976 Ohms.</text:p>
      <text:p text:style-name="P23">Were you a computer science major (y or n)?n</text:p>
      <text:p text:style-name="P23">Thank you. <text:s/>Please follow the exit signs to the front desk.</text:p>
      <text:p text:style-name="P22">Hello Joey Brown I am the receptionist</text:p>
      <text:p text:style-name="P22">I am sorry we have no openings for you. <text:s/>Please try us next month.</text:p>
      <text:p text:style-name="P22">Bye</text:p>
      <text:p text:style-name="P12"/>
      <text:p text:style-name="P12"/>
      <text:p text:style-name="P17"/>
      <text:p text:style-name="P5">Part 2</text:p>
      <text:p text:style-name="P12"/>
      <text:p text:style-name="P13">Create a bash file that will run the program in GDB mode. <text:s/>Find the gdb commands that will implement the following actions.</text:p>
      <text:p text:style-name="P13"/>
      <text:p text:style-name="P13">Before the program run set breaks at main, interview and at “Wow”.</text:p>
      <text:p text:style-name="P13"/>
      <text:p text:style-name="P13"/>
      <text:p text:style-name="P13">Show all the existing breaks</text:p>
      <text:p text:style-name="P13"/>
      <text:p text:style-name="P13"/>
      <text:p text:style-name="P13">Use the command to start execution</text:p>
      <text:p text:style-name="P13"/>
      <text:p text:style-name="P13"/>
      <text:p text:style-name="P13">After “Enter your expected”</text:p>
      <text:p text:style-name="P26"><text:tab/>Show rbp</text:p>
      <text:p text:style-name="P26"><text:tab/>Show rsp</text:p>
      <text:p text:style-name="P26"><text:tab/>Show the current AR (all the quadwords between rsp and rbp) in order of increasing addresses</text:p>
      <text:p text:style-name="P26"><text:tab/>Show the expected salary in the AR</text:p>
      <text:p text:style-name="P26"><text:tab/>Show the data in the register holding the expected salary</text:p>
      <text:p text:style-name="P13"/>
      <text:p text:style-name="P13"/>
      <text:p text:style-name="P14">After “Wow” has executed perform these commands</text:p>
      <text:p text:style-name="P14"><text:tab/>Show rbp and rsp<text:tab/><text:tab/>//This will confirm you are in a new AR</text:p>
      <text:p text:style-name="P14"><text:tab/>Show the quadword in hex in the quadword immediately preceding rbp</text:p>
      <text:p text:style-name="P14"><text:tab/>Show the answer to the yes-no question. <text:s/>First find where it is stored.</text:p>
      <text:p text:style-name="P14"><text:soft-page-break/></text:p>
      <text:p text:style-name="P14"/>
      <text:p text:style-name="P14">After the line “This envelope has” carry out these commands</text:p>
      <text:p text:style-name="P27"><text:tab/>Show the value that was returned to the driver. <text:s/>Is it still in the passing register?</text:p>
      <text:p text:style-name="P27"><text:tab/>Show the value in the rsp and rbp in hex.. <text:s/>This will the fact that the old AR has disappeared.</text:p>
      <text:p text:style-name="P14"/>
      <text:p text:style-name="P14">After the “Bye”</text:p>
      <text:p text:style-name="P14"><text:tab/>Show the value in rip in hex.</text:p>
      <text:p text:style-name="P14"/>
      <text:p text:style-name="P14"/>
      <text:p text:style-name="P15">Next, research the gdb commands you need for this part 2. <text:s/>Ask in discord. <text:s/>Lots of people will have ideas to share.</text:p>
      <text:p text:style-name="P15"/>
      <text:p text:style-name="P15">Run the program in interactive mode. <text:s/>That means a human has to respond to request for keyboard input. <text:s/>When that is successful move to part 3.</text:p>
      <text:p text:style-name="P15"/>
      <text:p text:style-name="P15"/>
      <text:p text:style-name="P18">Part 3</text:p>
      <text:p text:style-name="P15"/>
      <text:p text:style-name="P15">Create a text (ascii) file containing all the keyboard inputs. <text:s/>Do this three times. <text:s/>Make an input file csmajor.txt, which contains all the inputs for a complete run for a CS major applying for a job.</text:p>
      <text:p text:style-name="P15"/>
      <text:p text:style-name="P15">Make a text file chris.txt contain all the keyboard inputs for a complete run for Chris applying for a job.</text:p>
      <text:p text:style-name="P15"/>
      <text:p text:style-name="P15">Make a text file social.txt containing all the keyboard inputs for a complete run for a social major applying for a job.</text:p>
      <text:p text:style-name="P15"/>
      <text:p text:style-name="P16">Test your files by entering commands like these into the bash window.</text:p>
      <text:p text:style-name="P16"/>
      <text:p text:style-name="P16"><text:tab/>gdb <text:s/>./interview.out <text:s/>&lt; <text:s/>csmajor.txt</text:p>
      <text:p text:style-name="P16"/>
      <text:p text:style-name="P16"><text:tab/>gdb <text:s/>./interview.out <text:s/>&lt; <text:s/>chris.txt</text:p>
      <text:p text:style-name="P16"/>
      <text:p text:style-name="P16"><text:tab/>gdb <text:s/>./interview.out <text:s/>&lt; <text:s/>social.txt</text:p>
      <text:p text:style-name="P16"/>
      <text:p text:style-name="P16">Check your results for accuracy.</text:p>
      <text:p text:style-name="P16"/>
      <text:p text:style-name="P16"/>
      <text:p text:style-name="P16"/>
      <text:p text:style-name="P16"/>
      <text:p text:style-name="P19">Part 4</text:p>
      <text:p text:style-name="P16"/>
      <text:p text:style-name="P16">Deliver the project. <text:s/>Send to the professor the project. <text:s/>That means send these file to the usual place:</text:p>
      <text:p text:style-name="P16"><text:soft-page-break/></text:p>
      <text:p text:style-name="P16"><text:tab/>main.cpp</text:p>
      <text:p text:style-name="P16"><text:tab/>interview.asm</text:p>
      <text:p text:style-name="P16"><text:tab/>r.sh</text:p>
      <text:p text:style-name="P16"><text:tab/>rg.sh</text:p>
      <text:p text:style-name="P16"><text:tab/>chris.txt</text:p>
      <text:p text:style-name="P16"><text:tab/>csmajor.txt</text:p>
      <text:p text:style-name="P16"><text:tab/>social.txt</text:p>
      <text:p text:style-name="P16"/>
      <text:p text:style-name="P16">Send seven files as seven attachments. <text:s/>Do not zip them.</text:p>
      <text:p text:style-name="P16"/>
      <text:p text:style-name="P16"/>
      <text:p text:style-name="P16"/>
      <text:p text:style-name="P16"/>
      <text:p text:style-name="P16"><text:span text:style-name="T4">Submission window</text:span>: <text:s/>5:00am of April 25 to 5:00am of April 26. <text:s/>[24 hours]</text:p>
      <text:p text:style-name="P16"/>
      <text:p text:style-name="P16">It is still 24 hours, but the start and stop hours have shifted due to day light pacific time zon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21:14:18.751296868</meta:creation-date>
    <dc:date>2021-04-12T12:46:36.014084725</dc:date>
    <meta:editing-duration>PT39M42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5" meta:paragraph-count="104" meta:word-count="1084" meta:character-count="6094" meta:non-whitespace-character-count="5022"/>
  </office:meta>
</office:document-meta>
</file>